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2f16c"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ombination</text:p>
          </table:table-cell>
          <table:table-cell table:style-name="ce3"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_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/>
          <table:table-cell office:value-type="string" calcext:value-type="string">
            <text:p>statistic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pkt_seq</text:p>
          </table:table-cell>
          <table:table-cell/>
          <table:table-cell office:value-type="string" calcext:value-type="string">
            <text:p>NFStream does not have seq raw payload feature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cnn_seq</text:p>
          </table:table-cell>
          <table:table-cell/>
          <table:table-cell office:value-type="string" calcext:value-type="string">
            <text:p>pkt_seq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nn_sta</text:p>
          </table:table-cell>
          <table:table-cell/>
          <table:table-cell office:value-type="string" calcext:value-type="string">
            <text:p>statistical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_2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multi_head</text:p>
          </table:table-cell>
          <table:table-cell office:value-type="string" calcext:value-type="string">
            <text:p>mlp_lstm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traffic_type</text:p>
          </table:table-cell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ulti_head</text:p>
          </table:table-cell>
          <table:table-cell office:value-type="string" calcext:value-type="string">
            <text:p>mlp_cnn_seq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ulti_head</text:p>
          </table:table-cell>
          <table:table-cell office:value-type="string" calcext:value-type="string">
            <text:p>lstm_cnn_sta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_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lti_head_tl</text:p>
          </table:table-cell>
          <table:table-cell office:value-type="string" calcext:value-type="string">
            <text:p>mlp_lst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lp_cnn_seq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stm_cnn_sta</text:p>
          </table:table-cell>
          <table:table-cell table:number-columns-repeated="3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00-00-00</text:date>, <text:time style:data-style-name="N2" text:time-value="19:31:10.769719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4T09:15:10.946955141</meta:creation-date>
    <dc:date>2024-12-09T21:41:57.517734043</dc:date>
    <meta:editing-duration>PT2H8M53S</meta:editing-duration>
    <meta:editing-cycles>2</meta:editing-cycles>
    <meta:generator>LibreOffice/6.4.7.2$Linux_X86_64 LibreOffice_project/40$Build-2</meta:generator>
    <meta:document-statistic meta:table-count="1" meta:cell-count="41" meta:object-count="0"/>
  </office:meta>
</office:document-meta>
</file>